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ToObjectConverter.convert( @ Nullable Object source , TypeDescriptor sourceType , TypeDescriptor targe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ToObject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ToObjectConverter.ArrayToObject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ToObject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